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Impl.clearResul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Profil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clear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getResul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addResult( String uri , Profiler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rImpl.getResul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